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6966143" calcext:value-type="float">
            <text:p>16966143</text:p>
          </table:table-cell>
          <table:table-cell office:value-type="float" office:value="16824460" calcext:value-type="float">
            <text:p>16824460</text:p>
          </table:table-cell>
          <table:table-cell office:value-type="float" office:value="16729196" calcext:value-type="float">
            <text:p>16729196</text:p>
          </table:table-cell>
        </table:table-row>
        <table:table-row table:style-name="ro1">
          <table:table-cell office:value-type="float" office:value="16978800" calcext:value-type="float">
            <text:p>16978800</text:p>
          </table:table-cell>
          <table:table-cell office:value-type="float" office:value="16835930" calcext:value-type="float">
            <text:p>16835930</text:p>
          </table:table-cell>
          <table:table-cell office:value-type="float" office:value="16740388" calcext:value-type="float">
            <text:p>167403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date-style style:name="N135">
      <number:month number:textual="true"/>
      <number:text>-</number:text>
      <number:year/>
    </number:date-style>
    <number:date-style style:name="N134">
      <number:day number:style="long"/>
      <number:text>-</number:text>
      <number:month number:textual="true"/>
    </number:date-style>
    <number:time-style style:name="N136">
      <number:hours/>
      <number:text>:</number:text>
      <number:minute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 number:style="long"/>
      <number:text>-</number:text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1:51:56.212880926</meta:creation-date>
    <dc:date>2023-06-12T16:19:04.157955216</dc:date>
    <meta:editing-duration>PT1M58S</meta:editing-duration>
    <meta:editing-cycles>2</meta:editing-cycles>
    <meta:generator>LibreOffice/7.3.7.2$Linux_X86_64 LibreOffice_project/30$Build-2</meta:generator>
    <meta:document-statistic meta:table-count="1" meta:cell-count="9" meta:object-count="0"/>
  </office:meta>
</office:document-meta>
</file>